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rame_20_contents">
      <style:text-properties style:font-name="Calibri" officeooo:rsid="000cbec1" officeooo:paragraph-rsid="000cbec1"/>
    </style:style>
    <style:style style:name="P2" style:family="paragraph" style:parent-style-name="Frame_20_contents">
      <style:text-properties style:font-name="Calibri" fo:font-size="12pt" officeooo:rsid="000cbec1" officeooo:paragraph-rsid="000cbec1" style:font-size-asian="12pt" style:font-size-complex="12pt"/>
    </style:style>
    <style:style style:name="P3" style:family="paragraph" style:parent-style-name="Standard">
      <style:text-properties style:font-name="Calibri" officeooo:rsid="000cbec1" officeooo:paragraph-rsid="000cbec1"/>
    </style:style>
    <style:style style:name="P4" style:family="paragraph">
      <loext:graphic-properties draw:fill-color="#dedce6"/>
    </style:style>
    <style:style style:name="P5" style:family="paragraph">
      <loext:graphic-properties draw:fill-color="#ffd8ce"/>
    </style:style>
    <style:style style:name="P6" style:family="paragraph">
      <loext:graphic-properties draw:fill-color="#ce181e"/>
    </style:style>
    <style:style style:name="T1" style:family="text">
      <style:text-properties fo:font-size="10pt" style:font-size-asian="10pt" style:font-size-complex="10pt"/>
    </style:style>
    <style:style style:name="gr1" style:family="graphic" style:parent-style-name="Frame">
      <style:graphic-properties draw:fill-color="#dedce6" draw:textarea-horizontal-align="justify" draw:textarea-vertical-align="middle" draw:auto-grow-height="false" fo:min-height="1.169cm" fo:min-width="9.9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parent-style-name="Frame">
      <style:graphic-properties draw:fill-color="#ffd8ce" draw:textarea-horizontal-align="justify" draw:textarea-vertical-align="middle" draw:auto-grow-height="false" fo:min-height="2.312cm" fo:min-width="9.80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 style:parent-style-name="Frame">
      <style:graphic-properties draw:fill-color="#dedce6" draw:textarea-horizontal-align="justify" draw:textarea-vertical-align="middle" draw:auto-grow-height="false" fo:min-height="2.575cm" fo:min-width="9.7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 style:parent-style-name="Frame">
      <style:graphic-properties draw:fill-color="#ffd8ce" draw:textarea-horizontal-align="justify" draw:textarea-vertical-align="middle" draw:auto-grow-height="false" fo:min-height="1.408cm" fo:min-width="1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ce181e" draw:textarea-horizontal-align="justify" draw:textarea-vertical-align="middle" draw:auto-grow-height="false" fo:min-height="0.721cm" fo:min-width="0.2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ce181e" draw:textarea-horizontal-align="justify" draw:textarea-vertical-align="middle" draw:auto-grow-height="false" fo:min-height="0.824cm" fo:min-width="0.52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custom-shape text:anchor-type="paragraph" draw:z-index="0" draw:name="Form1" draw:style-name="gr1" draw:text-style-name="P4" svg:width="10.025cm" svg:height="1.294cm" svg:x="3.09cm" svg:y="-0.032cm"><text:p text:style-name="P1">Benutzer klickt auf den Butt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2" draw:style-name="gr2" draw:text-style-name="P5" svg:width="10.055cm" svg:height="2.56cm" svg:x="3.12cm" svg:y="2.614cm"><text:p text:style-name="P2">Der Event-Listener enthält den Verweis auf den </text:p><text:p text:style-name="P2">jeweiligen Sound und triggert beim Klick die Funktion Play Sampl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3" draw:style-name="gr3" draw:text-style-name="P4" svg:width="10.027cm" svg:height="2.855cm" svg:x="3.032cm" svg:y="6.525cm"><text:p text:style-name="P2">Die Funktion Play Sample manipuliert das HTML Dokument und fügt so den Sound ein. Zudem enthält sie den zweiten Teil der Quelle für den Sound (den Ordner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4" draw:style-name="gr4" draw:text-style-name="P5" svg:width="10.201cm" svg:height="1.56cm" svg:x="3.032cm" svg:y="10.853cm"><text:p text:style-name="P1">Es ist der jeweilige Ton zu hören 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5" draw:style-name="gr5" draw:text-style-name="P6" svg:width="0.53cm" svg:height="0.825cm" svg:x="7.177cm" svg:y="1.533cm"><text:p/><draw:enhanced-geometry svg:viewBox="0 0 21600 21600" draw:text-areas="?f0 0 ?f2 ?f5" draw:mirror-horizontal="tru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" draw:name="Form5" draw:style-name="gr6" draw:text-style-name="P6" svg:width="0.53cm" svg:height="0.825cm" svg:x="7.235cm" svg:y="5.442cm"><text:p/><draw:enhanced-geometry svg:viewBox="0 0 21600 21600" draw:text-areas="?f0 0 ?f2 ?f5" draw:mirror-horizontal="tru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" draw:name="Form5" draw:style-name="gr6" draw:text-style-name="P6" svg:width="0.53cm" svg:height="0.825cm" svg:x="7.177cm" svg:y="9.617cm"><text:p/><draw:enhanced-geometry svg:viewBox="0 0 21600 21600" draw:text-areas="?f0 0 ?f2 ?f5" draw:mirror-horizontal="tru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7.1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07:47:58.867000000</meta:creation-date>
    <dc:date>2019-12-03T07:59:42.432000000</dc:date>
    <meta:editing-duration>PT1M23S</meta:editing-duration>
    <meta:editing-cycles>1</meta:editing-cycles>
    <meta:document-statistic meta:table-count="0" meta:image-count="0" meta:object-count="0" meta:page-count="1" meta:paragraph-count="6" meta:word-count="57" meta:character-count="333" meta:non-whitespace-character-count="280"/>
    <meta:generator>LibreOffice/6.1.2.1$Windows_X86_64 LibreOffice_project/65905a128db06ba48db947242809d14d3f9a93fe</meta:generator>
  </office:meta>
</office:document-meta>
</file>